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337" officeooo:paragraph-rsid="0015f337" style:font-weight-asian="bold" style:font-weight-complex="bold"/>
    </style:style>
    <style:style style:name="P2" style:family="paragraph" style:parent-style-name="Standard">
      <style:text-properties officeooo:rsid="00196368" officeooo:paragraph-rsid="001fd505"/>
    </style:style>
    <style:style style:name="P3" style:family="paragraph" style:parent-style-name="Standard">
      <style:text-properties officeooo:rsid="0015f337" officeooo:paragraph-rsid="00282543"/>
    </style:style>
    <style:style style:name="P4" style:family="paragraph" style:parent-style-name="Standard">
      <style:text-properties officeooo:rsid="0021c7e1" officeooo:paragraph-rsid="0021c7e1"/>
    </style:style>
    <style:style style:name="P5" style:family="paragraph" style:parent-style-name="Standard">
      <style:text-properties fo:font-weight="bold" officeooo:rsid="002311b6" officeooo:paragraph-rsid="002311b6" style:font-weight-asian="bold" style:font-weight-complex="bold"/>
    </style:style>
    <style:style style:name="P6" style:family="paragraph" style:parent-style-name="Standard">
      <style:text-properties fo:font-weight="bold" officeooo:rsid="0023b4ae" officeooo:paragraph-rsid="0023b4ae" style:font-weight-asian="bold" style:font-weight-complex="bold"/>
    </style:style>
    <style:style style:name="P7" style:family="paragraph" style:parent-style-name="Standard">
      <style:text-properties fo:font-weight="bold" officeooo:rsid="0024ac3d" officeooo:paragraph-rsid="0024ac3d" style:font-weight-asian="bold" style:font-weight-complex="bold"/>
    </style:style>
    <style:style style:name="P8" style:family="paragraph" style:parent-style-name="Standard">
      <style:text-properties officeooo:rsid="002311b6" officeooo:paragraph-rsid="0021c7e1"/>
    </style:style>
    <style:style style:name="P9" style:family="paragraph" style:parent-style-name="Standard">
      <style:text-properties officeooo:rsid="002311b6" officeooo:paragraph-rsid="002311b6"/>
    </style:style>
    <style:style style:name="P10" style:family="paragraph" style:parent-style-name="Standard">
      <style:text-properties fo:font-weight="normal" officeooo:rsid="002311b6" officeooo:paragraph-rsid="002311b6" style:font-weight-asian="normal" style:font-weight-complex="normal"/>
    </style:style>
    <style:style style:name="P11" style:family="paragraph" style:parent-style-name="Standard">
      <style:text-properties fo:font-weight="normal" officeooo:rsid="0023b4ae" officeooo:paragraph-rsid="0023b4ae" style:font-weight-asian="normal" style:font-weight-complex="normal"/>
    </style:style>
    <style:style style:name="P12" style:family="paragraph" style:parent-style-name="Standard">
      <style:text-properties fo:font-weight="normal" officeooo:rsid="0024ac3d" officeooo:paragraph-rsid="0024ac3d" style:font-weight-asian="normal" style:font-weight-complex="normal"/>
    </style:style>
    <style:style style:name="P13" style:family="paragraph" style:parent-style-name="Standard">
      <style:text-properties fo:font-weight="normal" officeooo:rsid="00262791" officeooo:paragraph-rsid="00262791" style:font-weight-asian="normal" style:font-weight-complex="normal"/>
    </style:style>
    <style:style style:name="P14" style:family="paragraph" style:parent-style-name="Standard">
      <style:text-properties fo:font-weight="normal" officeooo:rsid="00282543" officeooo:paragraph-rsid="00282543" style:font-weight-asian="normal" style:font-weight-complex="normal"/>
    </style:style>
    <style:style style:name="P15" style:family="paragraph" style:parent-style-name="Standard">
      <style:text-properties fo:font-weight="normal" officeooo:rsid="002b4e00" officeooo:paragraph-rsid="002b4e00" style:font-weight-asian="normal" style:font-weight-complex="normal"/>
    </style:style>
    <style:style style:name="P16" style:family="paragraph" style:parent-style-name="Standard">
      <style:text-properties officeooo:rsid="0023b4ae" officeooo:paragraph-rsid="0023b4ae"/>
    </style:style>
    <style:style style:name="P17" style:family="paragraph" style:parent-style-name="Standard">
      <style:text-properties officeooo:rsid="00282543" officeooo:paragraph-rsid="00282543"/>
    </style:style>
    <style:style style:name="P18" style:family="paragraph" style:parent-style-name="Standard">
      <style:text-properties officeooo:rsid="002b4e00" officeooo:paragraph-rsid="002b4e00"/>
    </style:style>
    <style:style style:name="P19" style:family="paragraph" style:parent-style-name="Standard">
      <style:text-properties officeooo:rsid="002b9117" officeooo:paragraph-rsid="002b9117"/>
    </style:style>
    <style:style style:name="P20" style:family="paragraph" style:parent-style-name="Standard">
      <style:text-properties officeooo:rsid="002cdc30" officeooo:paragraph-rsid="002cdc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d505"/>
    </style:style>
    <style:style style:name="T4" style:family="text">
      <style:text-properties officeooo:rsid="002311b6"/>
    </style:style>
    <style:style style:name="T5" style:family="text">
      <style:text-properties officeooo:rsid="002627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del <text:span text:style-name="T3">06</text:span>.1<text:span text:style-name="T3">1</text:span>.2018</text:p>
      <text:p text:style-name="P2"><text:span text:style-name="T1">Presenti</text:span>: Daniele, Alberto, Matteo, William, Lorenzo, Francesco, Edoardo, <text:span text:style-name="T3">Riccardo</text:span>. </text:p>
      <text:p text:style-name="P2"/>
      <text:p text:style-name="P2"/>
      <text:p text:style-name="P5">Task 2.4</text:p>
      <text:p text:style-name="P9">Francesco e Lorenzo devono ancora finire il loro task. Deadline: giovedì 8 alle 23:00. Grafica non importa, ma solo la logica!</text:p>
      <text:p text:style-name="P2"/>
      <text:p text:style-name="P2"/>
      <text:p text:style-name="P5">Travis</text:p>
      <text:p text:style-name="P4">William. Presentazione Travis per il testing. Esegue test creati e committati su Github. </text:p>
      <text:p text:style-name="P4">I test sono da creare alla solita maniera, <text:span text:style-name="T4">poi vengono eseguiti virtualmente</text:span>!</text:p>
      <text:p text:style-name="P4"/>
      <text:p text:style-name="P4"/>
      <text:p text:style-name="P8"/>
      <text:p text:style-name="P8"/>
      <text:p text:style-name="P5">Pytest</text:p>
      <text:p text:style-name="P10">nome dei test: test_nometest da mettere in test/. </text:p>
      <text:p text:style-name="P9">Matteo. Branch “test”. conftest.py → pytest, viene importato il contenuto in ogni file. <text:s/></text:p>
      <text:p text:style-name="P9"><text:span text:style-name="T1">Fixture</text:span>: set di funzioni per chiamare funzioni definite in conftest. Da usare per mandare POST e GET requests.</text:p>
      <text:p text:style-name="P9">Ex: <text:s/>Per ogni test, chiamando “client”, si crea una app con un DB vuoto. Lo si puo’ poi riempire con dati necessari</text:p>
      <text:p text:style-name="P9">Test celery: usare default celery-worker . “Mock”: simulazione di comunicazione con Strava (ex: exchange token) → Fare finta di chiamare Strava API. </text:p>
      <text:p text:style-name="P9">Fetch → Passare I dati che si desiderano di ritorno, con un “mock” della risposta della Strava API. </text:p>
      <text:p text:style-name="P16"/>
      <text:p text:style-name="P16">Requirement per test: redis-server avviato. Celery-worker da passare (non strettamente necessario). </text:p>
      <text:p text:style-name="P16"/>
      <text:p text:style-name="P16">Problemi → Aprire “Issues” con la procedura / codice per replicare l’errore</text:p>
      <text:p text:style-name="P9"/>
      <text:p text:style-name="P6">Dove vanno i test?</text:p>
      <text:p text:style-name="P11"/>
      <text:p text:style-name="P11">Un file ciascuno in cartella tests: test_nomefiletest. </text:p>
      <text:p text:style-name="P11"/>
      <text:p text:style-name="P11">Lanciare</text:p>
      <text:p text:style-name="P11">redis-server</text:p>
      <text:p text:style-name="P11">source pytest nomefile.py</text:p>
      <text:p text:style-name="P11"/>
      <text:p text:style-name="P7">Come fare I test?</text:p>
      <text:p text:style-name="P12"/>
      <text:p text:style-name="P12">Component/Unit testing, testando <text:span text:style-name="T5">pagine HTML generate e le funzioni che generano I valori contenuti nelle pagine html?</text:span></text:p>
      <text:p text:style-name="P12"/>
      <text:p text:style-name="P15"><text:span text:style-name="T1">Discussione</text:span>: </text:p>
      <text:p text:style-name="P14">Disaccoppiare funzionalità da pagine HTML?</text:p>
      <text:p text:style-name="P14"/>
      <text:p text:style-name="P13">- Scrivere una email a Forti e chiedere cosa si deve testare:</text:p>
      <text:p text:style-name="P17"><text:span text:style-name="T2">funzionalità o pagine HTML?</text:span></text:p>
      <text:p text:style-name="P17"><text:span text:style-name="T2"/></text:p>
      <text:p text:style-name="P20"><text:span text:style-name="T2">DECISIONE FINALE: Testare pagine HTML finali solamente: troppi problemi per il refactoring. </text:span></text:p>
      <text:p text:style-name="P19"/>
      <text:p text:style-name="P19"><text:soft-page-break/></text:p>
      <text:p text:style-name="P19">Assegnazione task </text:p>
      <text:p text:style-name="P19"/>
      <text:p text:style-name="P19"/>
      <text:p text:style-name="P18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51:27.802019298</meta:creation-date>
    <dc:date>2018-11-06T19:14:44.731435281</dc:date>
    <meta:editing-duration>PT1H11M5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59" meta:character-count="1713" meta:non-whitespace-character-count="1469"/>
  </office:meta>
</office:document-meta>
</file>